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me_num" table:style-name="ta1">
        <table:shapes>
          <draw:frame draw:z-index="0" draw:style-name="gr1" draw:text-style-name="P1" svg:width="453.51pt" svg:height="255.09pt" svg:x="190.29pt" svg:y="2.83pt">
            <draw:object draw:notify-on-update-of-ranges="frame_num.A1:frame_num.A1 frame_num.A2:frame_num.A26 frame_num.C1:frame_num.C1 frame_num.C2:frame_num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00.44pt" svg:y="282.16pt">
            <draw:object draw:notify-on-update-of-ranges="frame_num.A1:frame_num.A1 frame_num.A2:frame_num.A26 frame_num.B1:frame_num.B1 frame_num.B2:frame_num.B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eNum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s_er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609973" calcext:value-type="float">
            <text:p>6.09973E-05</text:p>
          </table:table-cell>
          <table:table-cell office:value-type="float" office:value="0.00458848" calcext:value-type="float">
            <text:p>0.00458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00981" calcext:value-type="float">
            <text:p>2.00981E-05</text:p>
          </table:table-cell>
          <table:table-cell office:value-type="float" office:value="0.00571677" calcext:value-type="float">
            <text:p>0.005716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23973" calcext:value-type="float">
            <text:p>1.23973E-05</text:p>
          </table:table-cell>
          <table:table-cell office:value-type="float" office:value="0.0197955" calcext:value-type="float">
            <text:p>0.01979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158844" calcext:value-type="float">
            <text:p>1.58844E-05</text:p>
          </table:table-cell>
          <table:table-cell office:value-type="float" office:value="0.010051" calcext:value-type="float">
            <text:p>0.0100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24178" calcext:value-type="float">
            <text:p>2.4178E-05</text:p>
          </table:table-cell>
          <table:table-cell office:value-type="float" office:value="0.0278442" calcext:value-type="float">
            <text:p>0.0278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320792" calcext:value-type="float">
            <text:p>3.20792E-05</text:p>
          </table:table-cell>
          <table:table-cell office:value-type="float" office:value="0.00711523" calcext:value-type="float">
            <text:p>0.007115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259646" calcext:value-type="float">
            <text:p>2.59646E-05</text:p>
          </table:table-cell>
          <table:table-cell office:value-type="float" office:value="0.00512713" calcext:value-type="float">
            <text:p>0.00512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244606" calcext:value-type="float">
            <text:p>2.44606E-05</text:p>
          </table:table-cell>
          <table:table-cell office:value-type="float" office:value="0.0119041" calcext:value-type="float">
            <text:p>0.01190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359295" calcext:value-type="float">
            <text:p>3.59295E-05</text:p>
          </table:table-cell>
          <table:table-cell office:value-type="float" office:value="0.00174138" calcext:value-type="float">
            <text:p>0.00174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316526" calcext:value-type="float">
            <text:p>3.16526E-05</text:p>
          </table:table-cell>
          <table:table-cell office:value-type="float" office:value="0.00703291" calcext:value-type="float">
            <text:p>0.007032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347805" calcext:value-type="float">
            <text:p>3.47805E-05</text:p>
          </table:table-cell>
          <table:table-cell office:value-type="float" office:value="0.0236277" calcext:value-type="float">
            <text:p>0.02362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323105" calcext:value-type="float">
            <text:p>3.23105E-05</text:p>
          </table:table-cell>
          <table:table-cell office:value-type="float" office:value="0.0193443" calcext:value-type="float">
            <text:p>0.01934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297334" calcext:value-type="float">
            <text:p>2.97334E-05</text:p>
          </table:table-cell>
          <table:table-cell office:value-type="float" office:value="0.0169826" calcext:value-type="float">
            <text:p>0.01698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280914" calcext:value-type="float">
            <text:p>2.80914E-05</text:p>
          </table:table-cell>
          <table:table-cell office:value-type="float" office:value="0.0122683" calcext:value-type="float">
            <text:p>0.01226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328064" calcext:value-type="float">
            <text:p>3.28064E-05</text:p>
          </table:table-cell>
          <table:table-cell office:value-type="float" office:value="0.000963901" calcext:value-type="float">
            <text:p>0.0009639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03453" calcext:value-type="float">
            <text:p>3.03453E-05</text:p>
          </table:table-cell>
          <table:table-cell office:value-type="float" office:value="0.0031157" calcext:value-type="float">
            <text:p>0.00311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334049" calcext:value-type="float">
            <text:p>3.34049E-05</text:p>
          </table:table-cell>
          <table:table-cell office:value-type="float" office:value="0.00831875" calcext:value-type="float">
            <text:p>0.00831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310586" calcext:value-type="float">
            <text:p>3.10586E-05</text:p>
          </table:table-cell>
          <table:table-cell office:value-type="float" office:value="0.00575489" calcext:value-type="float">
            <text:p>0.005754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359661" calcext:value-type="float">
            <text:p>3.59661E-05</text:p>
          </table:table-cell>
          <table:table-cell office:value-type="float" office:value="0.0175816" calcext:value-type="float">
            <text:p>0.01758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34032" calcext:value-type="float">
            <text:p>3.4032E-05</text:p>
          </table:table-cell>
          <table:table-cell office:value-type="float" office:value="0.0204594" calcext:value-type="float">
            <text:p>0.02045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316995" calcext:value-type="float">
            <text:p>3.16995E-05</text:p>
          </table:table-cell>
          <table:table-cell office:value-type="float" office:value="0.019839" calcext:value-type="float">
            <text:p>0.0198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311022" calcext:value-type="float">
            <text:p>3.11022E-05</text:p>
          </table:table-cell>
          <table:table-cell office:value-type="float" office:value="0.0154423" calcext:value-type="float">
            <text:p>0.01544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0305177" calcext:value-type="float">
            <text:p>3.05177E-05</text:p>
          </table:table-cell>
          <table:table-cell office:value-type="float" office:value="0.0117432" calcext:value-type="float">
            <text:p>0.01174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0288686" calcext:value-type="float">
            <text:p>2.88686E-05</text:p>
          </table:table-cell>
          <table:table-cell office:value-type="float" office:value="0.0128545" calcext:value-type="float">
            <text:p>0.01285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0305777" calcext:value-type="float">
            <text:p>3.05777E-05</text:p>
          </table:table-cell>
          <table:table-cell office:value-type="float" office:value="0.0120922" calcext:value-type="float">
            <text:p>0.0120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16:51:40.496795117</dc:date>
    <meta:editing-duration>PT7M1S</meta:editing-duration>
    <meta:editing-cycles>2</meta:editing-cycles>
    <meta:generator>LibreOffice/6.0.7.3$Linux_X86_64 LibreOffice_project/00m0$Build-3</meta:generator>
    <meta:document-statistic meta:table-count="1" meta:cell-count="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4.201cm" style:legend-expansion="high" chart:style-name="ch2"/>
        <chart:plot-area chart:style-name="ch3" table:cell-range-address="frame_num.A1:frame_num.A26 frame_num.C1:frame_num.C26" chart:data-source-has-labels="row" svg:x="1.331cm" svg:y="0.18cm" svg:width="11.867cm" svg:height="7.659cm">
          <chartooo:coordinate-region svg:x="2.429cm" svg:y="0.379cm" svg:width="10.582cm" svg:height="6.813cm"/>
          <chart:axis chart:dimension="x" chart:name="primary-x" chart:style-name="ch4">
            <chart:title svg:x="6.148cm" svg:y="8.019cm" chart:style-name="ch5">
              <text:p>Frame number</text:p>
            </chart:title>
          </chart:axis>
          <chart:axis chart:dimension="y" chart:name="primary-y" chart:style-name="ch4">
            <chart:title svg:x="0.451cm" svg:y="5.654cm" chart:style-name="ch6">
              <text:p>Feature position  error</text:p>
            </chart:title>
            <chart:grid chart:style-name="ch7" chart:class="major"/>
          </chart:axis>
          <chart:series chart:style-name="ch8" chart:values-cell-range-address="frame_num.C2:frame_num.C26" chart:label-cell-address="frame_num.C1:frame_num.C1" chart:class="chart:scatter">
            <chart:domain table:cell-range-address="frame_num.A2:frame_num.A26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_err</text:p>
                <draw:g>
                  <svg:desc>frame_num.C1:frame_nu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rame_num.A2:frame_num.A26</svg:desc>
                </draw:g>
              </table:table-cell>
              <table:table-cell office:value-type="float" office:value="0.00458848">
                <text:p>0.00458848</text:p>
                <draw:g>
                  <svg:desc>frame_num.C2:frame_num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571677">
                <text:p>0.00571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97955">
                <text:p>0.0197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10051">
                <text:p>0.010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278442">
                <text:p>0.0278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0711523">
                <text:p>0.00711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0512713">
                <text:p>0.00512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119041">
                <text:p>0.0119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00174138">
                <text:p>0.00174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0703291">
                <text:p>0.00703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.0236277">
                <text:p>0.0236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0193443">
                <text:p>0.01934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0169826">
                <text:p>0.0169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0.0122683">
                <text:p>0.01226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0.000963901">
                <text:p>0.000963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.0031157">
                <text:p>0.0031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00831875">
                <text:p>0.0083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00575489">
                <text:p>0.00575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0.0175816">
                <text:p>0.0175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204594">
                <text:p>0.0204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.019839">
                <text:p>0.019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.0154423">
                <text:p>0.01544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0.0117432">
                <text:p>0.0117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0.0128545">
                <text:p>0.01285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.0120922">
                <text:p>0.0120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4.201cm" style:legend-expansion="high" chart:style-name="ch2"/>
        <chart:plot-area chart:style-name="ch3" table:cell-range-address="frame_num.A1:frame_num.B26" chart:data-source-has-labels="row" svg:x="1.331cm" svg:y="0.18cm" svg:width="12.344cm" svg:height="7.659cm">
          <chartooo:coordinate-region svg:x="2.482cm" svg:y="0.379cm" svg:width="11.007cm" svg:height="6.813cm"/>
          <chart:axis chart:dimension="x" chart:name="primary-x" chart:style-name="ch4">
            <chart:title svg:x="6.387cm" svg:y="8.019cm" chart:style-name="ch5">
              <text:p>Frame number</text:p>
            </chart:title>
          </chart:axis>
          <chart:axis chart:dimension="y" chart:name="primary-y" chart:style-name="ch4">
            <chart:title svg:x="0.451cm" svg:y="4.45cm" chart:style-name="ch6">
              <text:p>Ratio</text:p>
            </chart:title>
            <chart:grid chart:style-name="ch7" chart:class="major"/>
          </chart:axis>
          <chart:series chart:style-name="ch8" chart:values-cell-range-address="frame_num.B2:frame_num.B26" chart:label-cell-address="frame_num.B1:frame_num.B1" chart:class="chart:scatter">
            <chart:domain table:cell-range-address="frame_num.A2:frame_num.A26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o</text:p>
                <draw:g>
                  <svg:desc>frame_num.B1:frame_num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frame_num.A2:frame_num.A26</svg:desc>
                </draw:g>
              </table:table-cell>
              <table:table-cell office:value-type="float" office:value="0.0000609973">
                <text:p>0.0000609973</text:p>
                <draw:g>
                  <svg:desc>frame_num.B2:frame_num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200981">
                <text:p>0.0000200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0123973">
                <text:p>0.0000123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000158844">
                <text:p>0.0000158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000024178">
                <text:p>0.0000241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0000320792">
                <text:p>0.0000320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0000259646">
                <text:p>0.0000259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00244606">
                <text:p>0.0000244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0000359295">
                <text:p>0.0000359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0000316526">
                <text:p>0.0000316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.0000347805">
                <text:p>0.0000347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.0000323105">
                <text:p>0.0000323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.0000297334">
                <text:p>0.0000297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0.0000280914">
                <text:p>0.0000280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0.0000328064">
                <text:p>0.0000328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.0000303453">
                <text:p>0.00003034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.0000334049">
                <text:p>0.0000334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0000310586">
                <text:p>0.0000310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0.0000359661">
                <text:p>0.00003596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000034032">
                <text:p>0.000034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0.0000316995">
                <text:p>0.0000316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.0000311022">
                <text:p>0.0000311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0.0000305177">
                <text:p>0.0000305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0.0000288686">
                <text:p>0.0000288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0.0000305777">
                <text:p>0.0000305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